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9200000A3F0000020C5DD95BC4.svm" manifest:media-type=""/>
  <manifest:file-entry manifest:full-path="Pictures/2000002A000002EC0000012D12B7AE4B.svm" manifest:media-type=""/>
  <manifest:file-entry manifest:full-path="Pictures/2000011200000C0C000003D61B0665AD.svm" manifest:media-type=""/>
  <manifest:file-entry manifest:full-path="Pictures/20000072000007BB00000179F78E1EE2.svm" manifest:media-type=""/>
  <manifest:file-entry manifest:full-path="Pictures/200000BA000009F30000038E708F481C.svm" manifest:media-type=""/>
  <manifest:file-entry manifest:full-path="Pictures/20000122000016D80000020C125768AC.svm" manifest:media-type=""/>
  <manifest:file-entry manifest:full-path="Pictures/2000004A000004F4000001D1EC56BD6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TexMathsArgs="14§display§\left(\god_{\jn}\right)_{2\link - 1} " draw:stroke="none" svg:stroke-width="0.051cm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="Arrow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splitratio_{2(\link-1)}\left(\god_{\jn}\right)_{2\left(\link - 1\right)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latex§\splitratio_{2(\link-1)}$\left(\god_{\jn}\right)_{2\left(\link - 1\right)}  $\\&#10;$=p_{2(\link-1)}\left(\god_{\jn}\right)_{2\left- 1} 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\left(\god_{\jn}\right)_{2\link }  = \splitratio_{2(\link-1)}\left(\god_{\jn}\right)_{2\left(\link - 1\right)} +\left(\god_{\jn}\right)_{2\link - 1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1§display§\frac{&#10;(\god_{\jn})_{2\link-1}-d_{2\link-1}&#10;}&#10;{\splitratio_{2(\link-1)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321cm" svg:y1="0.479cm" svg:x2="3.321cm" svg:y2="7.21cm">
          <text:p/>
        </draw:line>
        <draw:line draw:style-name="gr1" draw:text-style-name="P1" draw:layer="layout" svg:x1="9.166cm" svg:y1="7.21cm" svg:x2="3.321cm" svg:y2="7.21cm">
          <text:p/>
        </draw:line>
        <draw:line draw:style-name="gr2" draw:text-style-name="P1" draw:layer="layout" svg:x1="6.332cm" svg:y1="7.21cm" svg:x2="6.332cm" svg:y2="2.782cm">
          <text:p/>
        </draw:line>
        <draw:line draw:style-name="gr2" draw:text-style-name="P1" draw:layer="layout" svg:x1="6.332cm" svg:y1="2.782cm" svg:x2="3.321cm" svg:y2="2.782cm">
          <text:p/>
        </draw:line>
        <draw:line draw:style-name="gr3" draw:text-style-name="P1" draw:layer="layout" svg:x1="3.321cm" svg:y1="7.21cm" svg:x2="9.963cm" svg:y2="3.579cm">
          <text:p/>
        </draw:line>
        <draw:frame draw:style-name="gr4" draw:text-style-name="P1" draw:layer="layout" svg:width="1.771cm" svg:height="0.648cm" svg:x="7.646cm" svg:y="7.337cm">
          <draw:image xlink:href="Pictures/2000004A000004F4000001D1EC56BD6E.svm" xlink:type="simple" xlink:show="embed" xlink:actuate="onLoad">
            <text:p/>
          </draw:image>
        </draw:frame>
        <draw:line draw:style-name="gr5" draw:text-style-name="P1" draw:layer="layout" svg:x1="3.321cm" svg:y1="1.495cm" svg:x2="8.655cm" svg:y2="7.21cm">
          <text:p/>
        </draw:line>
        <draw:frame draw:style-name="gr6" draw:text-style-name="P1" draw:layer="layout" svg:width="1.046cm" svg:height="0.42cm" svg:x="5.819cm" svg:y="7.337cm">
          <draw:image xlink:href="Pictures/2000002A000002EC0000012D12B7AE4B.svm" xlink:type="simple" xlink:show="embed" xlink:actuate="onLoad">
            <text:p/>
          </draw:image>
        </draw:frame>
        <draw:path draw:style-name="gr7" draw:text-style-name="P1" draw:layer="layout" svg:width="0.748cm" svg:height="1.488cm" draw:transform="rotate (-1.5707963267949) translate (5.953cm 1.635cm)" svg:viewBox="0 0 749 1489" svg:d="m0 0c599 0 749 1489 749 1489">
          <text:p/>
        </draw:path>
        <draw:custom-shape draw:style-name="gr8" draw:text-style-name="P1" draw:layer="layout" svg:width="0.508cm" svg:height="0.508cm" svg:x="6.055cm" svg:y="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369cm" svg:y1="4.67cm" svg:x2="3.321cm" svg:y2="4.67cm">
          <text:p/>
        </draw:line>
        <draw:frame draw:style-name="gr10" draw:text-style-name="P1" draw:layer="layout" svg:width="2.769cm" svg:height="0.526cm" svg:x="0.4cm" svg:y="2.384cm">
          <draw:image xlink:href="Pictures/20000072000007BB00000179F78E1EE2.svm" xlink:type="simple" xlink:show="embed" xlink:actuate="onLoad">
            <text:p/>
          </draw:image>
        </draw:frame>
        <draw:frame draw:style-name="gr11" draw:text-style-name="P1" draw:layer="layout" svg:width="3.089cm" svg:height="0.615cm" svg:x="0.146cm" svg:y="0.118cm">
          <draw:image xlink:href="Pictures/2000009200000A3F0000020C5DD95BC4.svm" xlink:type="simple" xlink:show="embed" xlink:actuate="onLoad">
            <text:p/>
          </draw:image>
        </draw:frame>
        <draw:frame draw:style-name="gr12" draw:text-style-name="P1" draw:layer="layout" svg:width="3.521cm" svg:height="1.12cm" svg:x="6.496cm" svg:y="2.396cm">
          <draw:image xlink:href="Pictures/2000011200000C0C000003D61B0665AD.svm" xlink:type="simple" xlink:show="embed" xlink:actuate="onLoad">
            <text:p/>
          </draw:image>
        </draw:frame>
        <draw:path draw:style-name="gr7" draw:text-style-name="P1" draw:layer="layout" svg:width="1.015cm" svg:height="0.38cm" draw:transform="rotate (-1.5707963267949) translate (7.731cm 3.54cm)" svg:viewBox="0 0 1016 381" svg:d="m0 381c762 0 1016-381 1016-381">
          <text:p/>
        </draw:path>
        <draw:frame draw:style-name="gr13" draw:text-style-name="P1" draw:layer="layout" svg:width="6.232cm" svg:height="0.557cm" svg:x="3.928cm" svg:y="1.174cm">
          <draw:image xlink:href="Pictures/20000122000016D80000020C125768AC.svm" xlink:type="simple" xlink:show="embed" xlink:actuate="onLoad">
            <text:p/>
          </draw:image>
        </draw:frame>
        <draw:frame draw:style-name="gr14" draw:text-style-name="P1" draw:layer="layout" svg:width="2.801cm" svg:height="0.999cm" svg:x="0.273cm" svg:y="4.083cm">
          <draw:image xlink:href="Pictures/200000BA000009F30000038E708F481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22T18:58:24</dc:date>
    <dc:creator>Jack Reilly</dc:creator>
    <meta:editing-duration>PT8M53S</meta:editing-duration>
    <meta:editing-cycles>8</meta:editing-cycles>
    <meta:generator>LibreOffice/3.6$MacOSX_x86 LibreOffice_project/2ef5aff-a6fb0ff-166bdff-cf087ad-0f1389</meta:generator>
    <meta:document-statistic meta:object-count="17"/>
  </office:meta>
</office:document-meta>
</file>